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WalkerChecker.StackWalkerCheck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ckWalkerChecker.test( Class &lt; ? &gt; typ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tackWalkerChecker.orFall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